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text-align="end" style:justify-single-word="false" fo:break-before="auto" fo:break-after="auto"/>
      <style:text-properties officeooo:paragraph-rsid="000a9cea"/>
    </style:style>
    <style:style style:name="P4" style:family="paragraph" style:parent-style-name="Standard">
      <style:paragraph-properties fo:text-align="end" style:justify-single-word="false" fo:break-before="auto" fo:break-after="auto"/>
      <style:text-properties fo:color="#000000" style:text-underline-style="none" fo:background-color="#ffffff"/>
    </style:style>
    <style:style style:name="P5" style:family="paragraph" style:parent-style-name="Heading_20_2">
      <style:paragraph-properties fo:break-before="auto" fo:break-after="auto"/>
    </style:style>
    <style:style style:name="P6" style:family="paragraph" style:parent-style-name="Standard">
      <style:paragraph-properties fo:margin-left="0cm" fo:margin-right="0cm" fo:text-indent="0.998cm" style:auto-text-indent="false" fo:break-before="auto" fo:break-after="auto"/>
    </style:style>
    <style:style style:name="P7" style:family="paragraph" style:parent-style-name="Standard">
      <style:paragraph-properties fo:margin-left="0cm" fo:margin-right="0cm" fo:text-indent="0.998cm" style:auto-text-indent="false"/>
    </style:style>
    <style:style style:name="P8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9" style:family="paragraph" style:parent-style-name="Standard">
      <style:paragraph-properties fo:margin-left="0cm" fo:margin-right="0cm" fo:line-height="100%" fo:orphans="0" fo:widows="0" fo:text-indent="0cm" style:auto-text-indent="false" fo:break-before="auto" fo:break-after="auto"/>
      <style:text-properties officeooo:paragraph-rsid="00127d1a"/>
    </style:style>
    <style:style style:name="P10" style:family="paragraph" style:parent-style-name="Standard">
      <style:paragraph-properties fo:margin-left="0cm" fo:margin-right="0cm" fo:text-indent="0cm" style:auto-text-indent="false" fo:break-before="auto" fo:break-after="auto"/>
      <style:text-properties officeooo:paragraph-rsid="00127d1a"/>
    </style:style>
    <style:style style:name="P11" style:family="paragraph" style:parent-style-name="Heading_20_1" style:master-page-name="Standard">
      <style:paragraph-properties style:page-number="1" fo:break-before="auto" fo:break-after="auto"/>
    </style:style>
    <style:style style:name="P12" style:family="paragraph" style:parent-style-name="Standard" style:list-style-name="L1">
      <style:paragraph-properties fo:break-before="auto" fo:break-after="auto"/>
    </style:style>
    <style:style style:name="P13" style:family="paragraph" style:parent-style-name="Standard" style:list-style-name="L2">
      <style:paragraph-properties fo:margin-left="0.499cm" fo:margin-right="0cm" fo:margin-top="0cm" fo:margin-bottom="0cm" loext:contextual-spacing="false" fo:line-height="100%" fo:text-align="start" style:justify-single-word="false" fo:keep-together="auto" fo:orphans="0" fo:widows="0" fo:text-indent="-0.503cm" style:auto-text-indent="false" fo:break-before="auto" fo:break-after="auto" fo:padding="0cm" fo:border="none" fo:keep-with-next="auto"/>
      <style:text-properties officeooo:paragraph-rsid="0010ca4d"/>
    </style:style>
    <style:style style:name="P14" style:family="paragraph" style:parent-style-name="Standard" style:list-style-name="L2">
      <style:paragraph-properties fo:margin-left="0.499cm" fo:margin-right="0cm" fo:margin-top="0cm" fo:margin-bottom="0cm" loext:contextual-spacing="false" fo:line-height="100%" fo:text-align="start" style:justify-single-word="false" fo:keep-together="auto" fo:orphans="0" fo:widows="0" fo:text-indent="-0.503cm" style:auto-text-indent="false" fo:padding="0cm" fo:border="none" fo:keep-with-next="auto"/>
      <style:text-properties officeooo:paragraph-rsid="0010ca4d"/>
    </style:style>
    <style:style style:name="P15" style:family="paragraph" style:parent-style-name="Standard" style:list-style-name="L2">
      <style:paragraph-properties fo:margin-left="0.499cm" fo:margin-right="0cm" fo:line-height="100%" fo:orphans="0" fo:widows="0" fo:text-indent="-0.503cm" style:auto-text-indent="false"/>
      <style:text-properties officeooo:paragraph-rsid="0010ca4d"/>
    </style:style>
    <style:style style:name="P16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7399d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a9cea"/>
    </style:style>
    <style:style style:name="T5" style:family="text">
      <style:text-properties fo:language="ru" fo:country="RU" officeooo:rsid="000c7c37"/>
    </style:style>
    <style:style style:name="T6" style:family="text">
      <style:text-properties fo:language="ru" fo:country="RU" officeooo:rsid="0010ca4d" fo:background-color="#81d41a" loext:char-shading-value="0"/>
    </style:style>
    <style:style style:name="T7" style:family="text">
      <style:text-properties fo:language="ru" fo:country="RU" officeooo:rsid="001a7b4d"/>
    </style:style>
    <style:style style:name="T8" style:family="text">
      <style:text-properties officeooo:rsid="000a9c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3ilys47v25mg"/>Lisp-машина</text:p>
      <text:p text:style-name="P3"><text:span text:style-name="T4">Галиев Амир</text:span>, гр. <text:span text:style-name="T3">2</text:span><text:span text:style-name="T4">1</text:span><text:span text:style-name="T3">22</text:span><text:span text:style-name="T7">4</text:span></text:p>
      <text:p text:style-name="P2"><text:span text:style-name="T8">Р</text:span><text:span text:style-name="T4">емнев Михаил</text:span>, гр. <text:span text:style-name="T3">2</text:span><text:span text:style-name="T4">1</text:span><text:span text:style-name="T3">225</text:span></text:p>
      <text:p text:style-name="P4"><text:a xlink:type="simple" xlink:href="https://github.com/MichaelRemnev/MPM" text:style-name="Internet_20_link" text:visited-style-name="Visited_20_Internet_20_Link"><text:span text:style-name="T5"/></text:a></text:p>
      <text:p text:style-name="P5"><text:bookmark text:name="_rwesopmjc81"/>Формулировка задачи</text:p>
      <text:p text:style-name="P6">Задачей является разработка среды исполнения (runtime) Lisp. В качестве языка реализации был избран C#, и трансляция должна осуществляться в объектный код (набор объектов CLR). </text:p>
      <text:p text:style-name="P6">Реализация должна содержать минимальный набор элементов, которые не могут быть выражены на самом Lisp, все остальные необходимые элементы языка должны быть выражены в этом минимально базисе (определение функции, аппликация, определение списка, и ряд других).</text:p>
      <text:p text:style-name="P6">Необходимые элементы (не все они обязаны входить в базис):</text:p>
      <text:list xml:id="list2332794618" text:style-name="L1">
        <text:list-item>
          <text:p text:style-name="P12">Определение функции;</text:p>
        </text:list-item>
        <text:list-item>
          <text:p text:style-name="P12">Определение статического лексического контекста (let);</text:p>
        </text:list-item>
        <text:list-item>
          <text:p text:style-name="P12">Рекурсия;</text:p>
        </text:list-item>
        <text:list-item>
          <text:p text:style-name="P12">Доступ к вызовам платформы .NET (по аналогии с тем, как в Clojure реализованы вызовы к Java).;</text:p>
        </text:list-item>
        <text:list-item>
          <text:p text:style-name="P12">Ветвление, логические связки с отложенным порядком исполнения;</text:p>
        </text:list-item>
        <text:list-item>
          <text:p text:style-name="P12">Цикл либо оптимизированная хвостовая рекурсия;</text:p>
        </text:list-item>
        <text:list-item>
          <text:p text:style-name="P12">Присваивание для символов в определении define (императивный Lisp);</text:p>
        </text:list-item>
        <text:list-item>
          <text:p text:style-name="P12">Макросы;</text:p>
        </text:list-item>
        <text:list-item>
          <text:p text:style-name="P12">Ввод-вывод.</text:p>
        </text:list-item>
      </text:list>
      <text:p text:style-name="P6"/>
      <text:p text:style-name="P8">--------</text:p>
      <text:p text:style-name="P7">Реализовано должно быть подмножество диалекта Scheme. Возможно два режима работы: REPL (read-eval-print loop), когда пользователь в интерактивном режиме вводит выражения, после чего результат выводится на экран, и загрузка текста программы из файла. </text:p>
      <text:p text:style-name="P6">Программа представляется в следующем виде: <text:line-break/><text:span text:style-name="T2">&lt;program&gt; --&gt; &lt;form&gt;* <text:line-break/></text:span><text:soft-page-break/><text:span text:style-name="T2">&lt;form&gt; --&gt; &lt;definition&gt; | &lt;expression&gt;</text:span></text:p>
      <text:p text:style-name="P8">Здесь <text:span text:style-name="T2">&lt;definition&gt;</text:span> и <text:span text:style-name="T2">&lt;expression&gt;</text:span> — S-выражения, позволяющие определять переменные и функции и работать с ними путём вызова различных функций (в том числе встроенных) соответственно.</text:p>
      <text:p text:style-name="P6">Реализовать всё это предлагается следующим образом: входной текст преобразуется с помощью лексера в последовательность лексем (токенов), далее парсер вычленяет из последовательности лексем S-выражения и преобразует их во внутреннее представление — набор объектов реализованных нами классов, из них строится абстрактное синтаксическое дерево. </text:p>
      <text:p text:style-name="P6">Затем осуществляется раскрытие макросов, если они есть. После этого наступает фаза evaluation — оценки значений выражений по их представлениям в виде абстрактного синтаксического дерева, причём определения переменных запоминаются в так называемой evaluation environment — в некотором смысле это контекст; реализован он может быть с помощью такой структуры данных, как словарь. Итоговый результат вычисления выражения печатается на экране.</text:p>
      <text:p text:style-name="P7"/>
      <text:p text:style-name="Heading_20_3">План работы</text:p>
      <text:list xml:id="list2696464439" text:style-name="L2">
        <text:list-item>
          <text:p text:style-name="P13">написание функции main <text:span text:style-name="T6">(+)</text:span></text:p>
        </text:list-item>
        <text:list-item>
          <text:p text:style-name="P14">написание лексера, преобразующего входной текст в последовательность лексем/токенов <text:span text:style-name="T6">(+)</text:span></text:p>
        </text:list-item>
        <text:list-item>
          <text:p text:style-name="P14">написание парсера S-выражений <text:span text:style-name="T6">(+)</text:span></text:p>
        </text:list-item>
        <text:list-item>
          <text:p text:style-name="P15">реализация определения статического лексического контекста (специальная форма let) <text:s/><text:span text:style-name="T6">(+)</text:span></text:p>
        </text:list-item>
        <text:list-item>
          <text:p text:style-name="P15">реализация определения символов с помощью специальной формы define <text:span text:style-name="T6">(+)</text:span></text:p>
        </text:list-item>
        <text:list-item>
          <text:p text:style-name="P15">специальная форма quote <text:span text:style-name="T6">(+)</text:span></text:p>
        </text:list-item>
        <text:list-item>
          <text:p text:style-name="P15">реализация доступа к вызовам платформы .NET (для статических и нестатических методов; реализована проверка сигнатуры, чтобы вызывать правильные перегруженные функции) <text:span text:style-name="T6">(+)</text:span></text:p>
        </text:list-item>
        <text:list-item>
          <text:p text:style-name="P14">реализация лямбд (специальная форма lambda - аналог fn в Clojure) и рекурсии, определения и применения функций <text:span text:style-name="T6">(+)</text:span></text:p>
        </text:list-item>
        <text:list-item>
          <text:p text:style-name="P14">реализация арифметических операций (+-&gt;&lt; etc.);<text:span text:style-name="T3"> </text:span>арифметические операции являются объектами первого класса и могут передаваться в другие функции <text:span text:style-name="T6">(+)</text:span></text:p>
        </text:list-item>
        <text:list-item>
          <text:p text:style-name="P14">реализация if и cond с отложенным порядком выполнения<text:span text:style-name="T6">(+)</text:span></text:p>
        </text:list-item>
        <text:list-item>
          <text:p text:style-name="P14"><text:soft-page-break/>Ввод/вывод (println/readln плюс вызов методов C#: (.ReadLine (new System.IO.StreamReader "test.txt")) ) <text:span text:style-name="T6">(+)</text:span></text:p>
        </text:list-item>
        <text:list-item>
          <text:p text:style-name="P16">Генерация и обработка исключений (совместимых с исключениями платформы исполнения): try-catch-finally и throw; функции с переменным числом параметров (если в lambda первым параметром не список, а символ, то этот символ является именем для списка всех аргументов, сколько бы их не было) и поддержка строк <text:span text:style-name="T6">(+)</text:span></text:p>
        </text:list-item>
      </text:list>
      <text:p text:style-name="P1"/>
      <text:p text:style-name="P9"><text:a xlink:type="simple" xlink:href="https://flylib.com/books/en/2.78.1.27/1/" text:style-name="ListLabel_20_28" text:visited-style-name="ListLabel_20_28"><text:span text:style-name="T1">https://flylib.com/books/en/2.78.1.27/1/</text:span></text:a></text:p>
      <text:p text:style-name="P10"><text:a xlink:type="simple" xlink:href="https://stackoverflow.com/questions/59327559/problem-with-microsoft-codedom-providers-dotnetcompilerplatform" text:style-name="ListLabel_20_28" text:visited-style-name="ListLabel_20_28"><text:span text:style-name="T1">https://stackoverflow.com/questions/59327559/problem-with-microsoft-codedom-providers-dotnetcompilerplatform</text:span></text:a></text:p>
      <text:p text:style-name="P10"><text:a xlink:type="simple" xlink:href="https://stackoverflow.com/questions/3465868/how-to-implement-a-lisp-macro-system" text:style-name="ListLabel_20_28" text:visited-style-name="ListLabel_20_28"><text:span text:style-name="T1">https://stackoverflow.com/questions/3465868/how-to-implement-a-lisp-macro-system</text:span></text:a></text:p>
      <text:p text:style-name="P10"><text:a xlink:type="simple" xlink:href="https://wiki.c2.com/?LispMacro" text:style-name="ListLabel_20_28" text:visited-style-name="ListLabel_20_28"><text:span text:style-name="T1">https://wiki.c2.com/?LispMacro</text:span></text:a></text:p>
      <text:p text:style-name="P9"><text:a xlink:type="simple" xlink:href="https://www.scheme.com/tspl2d/grammar.html" text:style-name="ListLabel_20_28" text:visited-style-name="ListLabel_20_28"><text:span text:style-name="T1">https://www.scheme.com/tspl2d/grammar.html</text:span>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4pt" fo:language="ru" fo:country="none" style:letter-kerning="false" style:font-name-asian="Arial1" style:font-size-asian="14pt" style:language-asian="zh" style:country-asian="CN" style:font-name-complex="Arial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4pt" fo:language="ru" fo:country="none" style:letter-kerning="false" style:font-name-asian="Arial1" style:font-size-asian="14pt" style:language-asian="zh" style:country-asian="CN" style:font-name-complex="Arial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767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212cm" loext:contextual-spacing="false" fo:line-height="100%" fo:text-align="center" style:justify-single-word="false" fo:keep-together="always" fo:break-before="auto" fo:break-after="auto" fo:keep-with-next="always"/>
      <style:text-properties fo:font-size="22pt" style:font-size-asian="22pt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text-align="center" style:justify-single-word="false" fo:keep-together="always" fo:break-before="auto" fo:break-after="auto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text-align="center" style:justify-single-word="false" fo:keep-together="always" fo:break-before="auto" fo:break-after="auto" fo:keep-with-next="always"/>
      <style:text-properties fo:font-size="16pt" style:font-size-asian="16pt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date>2022-01-25T19:09:38.976000000</dc:date>
    <meta:editing-duration>PT1H20M54S</meta:editing-duration>
    <meta:editing-cycles>14</meta:editing-cycles>
    <meta:document-statistic meta:table-count="0" meta:image-count="0" meta:object-count="0" meta:page-count="3" meta:paragraph-count="40" meta:word-count="476" meta:character-count="3828" meta:non-whitespace-character-count="3405"/>
  </office:meta>
</office:document-meta>
</file>